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9d6" officeooo:paragraph-rsid="000c09d6"/>
    </style:style>
    <style:style style:name="P2" style:family="paragraph" style:parent-style-name="Standard">
      <style:text-properties officeooo:rsid="000c8ce5" officeooo:paragraph-rsid="000c8ce5"/>
    </style:style>
    <style:style style:name="P3" style:family="paragraph" style:parent-style-name="Standard">
      <style:text-properties officeooo:rsid="000f619f" officeooo:paragraph-rsid="000f619f"/>
    </style:style>
    <style:style style:name="P4" style:family="paragraph" style:parent-style-name="Standard">
      <style:text-properties officeooo:rsid="000f702d" officeooo:paragraph-rsid="000f702d"/>
    </style:style>
    <style:style style:name="P5" style:family="paragraph" style:parent-style-name="Standard">
      <style:text-properties officeooo:rsid="00102ab3" officeooo:paragraph-rsid="00102ab3"/>
    </style:style>
    <style:style style:name="P6" style:family="paragraph" style:parent-style-name="Standard">
      <style:text-properties officeooo:rsid="00105151" officeooo:paragraph-rsid="00105151"/>
    </style:style>
    <style:style style:name="P7" style:family="paragraph" style:parent-style-name="Standard">
      <style:text-properties officeooo:rsid="00119b58" officeooo:paragraph-rsid="00119b58"/>
    </style:style>
    <style:style style:name="P8" style:family="paragraph" style:parent-style-name="Standard">
      <style:text-properties officeooo:rsid="00120bde" officeooo:paragraph-rsid="00120bde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rsid="000d6da4" officeooo:paragraph-rsid="000d6da4"/>
    </style:style>
    <style:style style:name="P10" style:family="paragraph" style:parent-style-name="Preformatted_20_Text">
      <style:text-properties officeooo:rsid="00119b58" officeooo:paragraph-rsid="00119b58"/>
    </style:style>
    <style:style style:name="P11" style:family="paragraph" style:parent-style-name="Preformatted_20_Text">
      <style:text-properties officeooo:paragraph-rsid="00119b58"/>
    </style:style>
    <style:style style:name="P12" style:family="paragraph" style:parent-style-name="Preformatted_20_Text">
      <style:text-properties officeooo:rsid="00138f8c" officeooo:paragraph-rsid="001454d3"/>
    </style:style>
    <style:style style:name="P13" style:family="paragraph" style:parent-style-name="Preformatted_20_Text">
      <style:text-properties officeooo:paragraph-rsid="001454d3"/>
    </style:style>
    <style:style style:name="P14" style:family="paragraph" style:parent-style-name="Preformatted_20_Text">
      <style:paragraph-properties fo:margin-top="0.265cm" fo:margin-bottom="0.265cm" loext:contextual-spacing="false" fo:text-align="start" style:justify-single-word="false" fo:orphans="2" fo:widows="2" fo:background-color="#f3f3f3" fo:padding="0cm" fo:border="none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P15" style:family="paragraph" style:parent-style-name="Text_20_body">
      <style:text-properties officeooo:rsid="00120bde" officeooo:paragraph-rsid="00120bde"/>
    </style:style>
    <style:style style:name="P16" style:family="paragraph" style:parent-style-name="Text_20_body">
      <style:text-properties officeooo:rsid="001454d3" officeooo:paragraph-rsid="001454d3"/>
    </style:style>
    <style:style style:name="P17" style:family="paragraph" style:parent-style-name="Text_20_body">
      <style:text-properties officeooo:paragraph-rsid="001534cf"/>
    </style:style>
    <style:style style:name="P18" style:family="paragraph" style:parent-style-name="Text_20_body">
      <style:text-properties officeooo:paragraph-rsid="001651d8"/>
    </style:style>
    <style:style style:name="P19" style:family="paragraph" style:parent-style-name="Text_20_body">
      <style:text-properties officeooo:paragraph-rsid="00175225"/>
    </style:style>
    <style:style style:name="P20" style:family="paragraph" style:parent-style-name="Text_20_body">
      <style:text-properties officeooo:paragraph-rsid="00180a61"/>
    </style:style>
    <style:style style:name="P21" style:family="paragraph" style:parent-style-name="Text_20_body">
      <style:text-properties officeooo:paragraph-rsid="0019d019"/>
    </style:style>
    <style:style style:name="P22" style:family="paragraph" style:parent-style-name="Text_20_body">
      <style:text-properties officeooo:paragraph-rsid="001bbb3e"/>
    </style:style>
    <style:style style:name="P23" style:family="paragraph" style:parent-style-name="Text_20_body">
      <style:text-properties officeooo:rsid="0020ed54" officeooo:paragraph-rsid="0020ed54"/>
    </style:style>
    <style:style style:name="P24" style:family="paragraph" style:parent-style-name="Text_20_body">
      <style:text-properties officeooo:rsid="002177ce" officeooo:paragraph-rsid="002177ce"/>
    </style:style>
    <style:style style:name="P25" style:family="paragraph" style:parent-style-name="Text_20_body">
      <style:text-properties officeooo:rsid="00229b5e" officeooo:paragraph-rsid="00229b5e"/>
    </style:style>
    <style:style style:name="P26" style:family="paragraph" style:parent-style-name="Preformatted_20_Text">
      <style:text-properties officeooo:rsid="0023ba31" officeooo:paragraph-rsid="0023ba31"/>
    </style:style>
    <style:style style:name="P27" style:family="paragraph" style:parent-style-name="Preformatted_20_Text">
      <style:text-properties officeooo:rsid="0023be5d" officeooo:paragraph-rsid="0023be5d"/>
    </style:style>
    <style:style style:name="P28" style:family="paragraph" style:parent-style-name="Preformatted_20_Text">
      <style:text-properties officeooo:rsid="0025b115" officeooo:paragraph-rsid="0025b115"/>
    </style:style>
    <style:style style:name="T1" style:family="text">
      <style:text-properties officeooo:rsid="00102ab3"/>
    </style:style>
    <style:style style:name="T2" style:family="text">
      <style:text-properties officeooo:rsid="00105151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fo:padding="0cm" fo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119b58" fo:background-color="transparent" loext:char-shading-value="0" fo:padding="0cm" fo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1454d3" fo:background-color="transparent" loext:char-shading-value="0" fo:padding="0cm" fo:border="none"/>
    </style:style>
    <style:style style:name="T6" style:family="text">
      <style:text-properties officeooo:rsid="00120bde"/>
    </style:style>
    <style:style style:name="T7" style:family="text">
      <style:text-properties officeooo:rsid="00138f8c"/>
    </style:style>
    <style:style style:name="T8" style:family="text">
      <style:text-properties officeooo:rsid="001534cf"/>
    </style:style>
    <style:style style:name="T9" style:family="text">
      <style:text-properties officeooo:rsid="001651d8"/>
    </style:style>
    <style:style style:name="T10" style:family="text">
      <style:text-properties officeooo:rsid="00175225"/>
    </style:style>
    <style:style style:name="T11" style:family="text">
      <style:text-properties officeooo:rsid="00180a61"/>
    </style:style>
    <style:style style:name="T12" style:family="text">
      <style:text-properties officeooo:rsid="0019d019"/>
    </style:style>
    <style:style style:name="T13" style:family="text">
      <style:text-properties officeooo:rsid="001bbb3e"/>
    </style:style>
    <style:style style:name="T14" style:family="text">
      <style:text-properties officeooo:rsid="001efbfc"/>
    </style:style>
    <style:style style:name="T15" style:family="text">
      <style:text-properties officeooo:rsid="00229b5e"/>
    </style:style>
    <style:style style:name="T16" style:family="text">
      <style:text-properties officeooo:rsid="0023be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ling PD</text:h>
      <text:p text:style-name="P1">Following these instructions:</text:p>
      <text:p text:style-name="P1"/>
      <text:p text:style-name="P1"><text:a xlink:type="simple" xlink:href="http://log.liminastudio.com/programming/running-puredata-on-the-raspberry-pi" text:style-name="Internet_20_link" text:visited-style-name="Visited_20_Internet_20_Link">http://log.liminastudio.com/programming/running-puredata-on-the-raspberry-pi</text:a></text:p>
      <text:p text:style-name="P1"/>
      <text:p text:style-name="P9">sudo apt-get update</text:p>
      <text:p text:style-name="P14">sudo apt-get install puredata</text:p>
      <text:p text:style-name="P9">sudo apt-get install alsa-utils</text:p>
      <text:p text:style-name="P14">sudo modprobe snd_bcm2835</text:p>
      <text:p text:style-name="P1"/>
      <text:p text:style-name="P2">Added the modprobe command to /etc/rc.local</text:p>
      <text:p text:style-name="P2"/>
      <text:p text:style-name="P2">Instructions said “sudo modprobe snd_bcm2835”, but I think I can assume that the “sudo” is not necessary from rc.local</text:p>
      <text:p text:style-name="P1"/>
      <text:p text:style-name="P1"/>
      <text:h text:style-name="Heading_20_2" text:outline-level="2">Ultrasonic Sensor</text:h>
      <text:p text:style-name="P3">Followed these instructions:</text:p>
      <text:p text:style-name="P3"/>
      <text:p text:style-name="P3"><text:a xlink:type="simple" xlink:href="https://www.modmypi.com/blog/hc-sr04-ultrasonic-range-sensor-on-the-raspberry-pi" text:style-name="Internet_20_link" text:visited-style-name="Visited_20_Internet_20_Link">https://www.modmypi.com/blog/hc-sr04-ultrasonic-range-sensor-on-the-raspberry-pi</text:a></text:p>
      <text:p text:style-name="P3"/>
      <text:p text:style-name="P3">Original copied code is in “test_sensor.py”. Works.</text:p>
      <text:p text:style-name="P3"/>
      <text:p text:style-name="P5">Hacked to make “uson_repeat.py”- implements randomised pings and filters implausible distances. Usable.</text:p>
      <text:p text:style-name="P3"/>
      <text:p text:style-name="P3"/>
      <text:p text:style-name="P4"><text:span text:style-name="T1">N</text:span>eed to investigate PIR (PIR mini) <text:span text:style-name="T2">(have ordered some of these to test)</text:span></text:p>
      <text:p text:style-name="P4"/>
      <text:p text:style-name="P4"/>
      <text:h text:style-name="Heading_20_2" text:outline-level="2">Python Talking To PD</text:h>
      <text:p text:style-name="P6"/>
      <text:p text:style-name="P6">Need to install “libpd” in Python</text:p>
      <text:p text:style-name="P1"/>
      <text:p text:style-name="P7">Following instructions in: </text:p>
      <text:p text:style-name="P7"/>
      <text:p text:style-name="P7"><text:a xlink:type="simple" xlink:href="https://github.com/libpd/libpd" text:style-name="Internet_20_link" text:visited-style-name="Visited_20_Internet_20_Link">https://github.com/libpd/libpd</text:a></text:p>
      <text:p text:style-name="P7"/>
      <text:p text:style-name="Preformatted_20_Text">cd Mimick</text:p>
      <text:p text:style-name="Preformatted_20_Text"><text:span text:style-name="Source_20_Text"><text:span text:style-name="T3">git clone </text:span></text:span><text:a xlink:type="simple" xlink:href="https://github.com/libpd/libpd.git" text:style-name="Internet_20_link" text:visited-style-name="Visited_20_Internet_20_Link"><text:span text:style-name="Source_20_Text">https://github.com/libpd/libpd.git</text:span></text:a></text:p>
      <text:p text:style-name="Preformatted_20_Text"><text:span text:style-name="Source_20_Text"><text:span text:style-name="T3">cd libpd</text:span></text:span></text:p>
      <text:p text:style-name="Preformatted_20_Text"><text:span text:style-name="Source_20_Text"><text:span text:style-name="T4">git submodule init</text:span></text:span></text:p>
      <text:p text:style-name="P11"><text:soft-page-break/><text:span text:style-name="Source_20_Text"><text:span text:style-name="T3">git submodule update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8">Then get dependencies:</text:p>
      <text:p text:style-name="P8"/>
      <text:p text:style-name="Preformatted_20_Text">sudo apt-get install swig</text:p>
      <text:p text:style-name="Text_20_body"/>
      <text:p text:style-name="P15">but couldn't get portaudio or pyaudio. Perhaps trust that those are OK.</text:p>
      <text:p text:style-name="Text_20_body">.. <text:span text:style-name="T6">nope – brick walls – so now install portaudio following instructions:</text:span></text:p>
      <text:p text:style-name="Preformatted_20_Text"><text:a xlink:type="simple" xlink:href="http://portaudio.com/docs/v19-doxydocs/compile_linux.html" text:style-name="Internet_20_link" text:visited-style-name="Visited_20_Internet_20_Link">http://portaudio.com/docs/v19-doxydocs/compile_linux.html</text:a></text:p>
      <text:p text:style-name="Preformatted_20_Text"/>
      <text:p text:style-name="Preformatted_20_Text"/>
      <text:p text:style-name="Preformatted_20_Text">sudo apt-get install libasound-dev</text:p>
      <text:p text:style-name="Preformatted_20_Text">apt-get install swig portaudio </text:p>
      <text:p text:style-name="Preformatted_20_Text"><text:span text:style-name="Source_20_Text">sudo apt-get install portaudio19-dev</text:span></text:p>
      <text:p text:style-name="Preformatted_20_Text">apt-get update</text:p>
      <text:p text:style-name="Preformatted_20_Text">sudo apt-get install python-pyaudio</text:p>
      <text:p text:style-name="Preformatted_20_Text"/>
      <text:p text:style-name="Text_20_body"><text:span text:style-name="T7">Yay! </text:span>- got dependencies</text:p>
      <text:p text:style-name="P16">Starting libpd install again:</text:p>
      <text:p text:style-name="P13"><text:span text:style-name="Source_20_Text"><text:span text:style-name="T3">git clone </text:span></text:span><text:a xlink:type="simple" xlink:href="https://github.com/libpd/libpd.git" text:style-name="Internet_20_link" text:visited-style-name="Visited_20_Internet_20_Link"><text:span text:style-name="Source_20_Text">https://github.com/libpd/libpd.git</text:span></text:a></text:p>
      <text:p text:style-name="P13"><text:span text:style-name="Source_20_Text"><text:span text:style-name="T3">cd libpd</text:span></text:span></text:p>
      <text:p text:style-name="P13"><text:span text:style-name="Source_20_Text"><text:span text:style-name="T4">git submodule init</text:span></text:span></text:p>
      <text:p text:style-name="P12"><text:span text:style-name="Source_20_Text"><text:span text:style-name="T3">git submodule update</text:span></text:span></text:p>
      <text:p text:style-name="P12"/>
      <text:p text:style-name="P12"><text:span text:style-name="Source_20_Text"><text:span text:style-name="T5">make</text:span></text:span></text:p>
      <text:p text:style-name="P12"/>
      <text:p text:style-name="P17"><text:span text:style-name="Source_20_Text"><text:span text:style-name="T8">Blah – do I really need libpd? - it seems like overkill</text:span></text:span></text:p>
      <text:p text:style-name="P17"><text:span text:style-name="Source_20_Text">- </text:span><text:span text:style-name="Source_20_Text"><text:span text:style-name="T8">perhaps not!</text:span></text:span></text:p>
      <text:p text:style-name="P17"><text:span text:style-name="Source_20_Text"><text:span text:style-name="T8">Maybe I can use something like this:</text:span></text:span></text:p>
      <text:p text:style-name="P18"><text:a xlink:type="simple" xlink:href="https://guitarextended.wordpress.com/2012/11/03/make-python-and-pure-data-communicate-on-the-raspberry-pi/" text:style-name="Internet_20_link" text:visited-style-name="Visited_20_Internet_20_Link"><text:span text:style-name="Source_20_Text"><text:span text:style-name="T9">https://guitarextended.wordpress.com/2012/11/03/make-python-and-pure-data-communicate-on-the-raspberry-pi/</text:span></text:span></text:a></text:p>
      <text:p text:style-name="P19"><text:span text:style-name="Source_20_Text"><text:span text:style-name="T10">so pd installation includes:</text:span></text:span></text:p>
      <text:p text:style-name="Preformatted_20_Text"><text:span text:style-name="Source_20_Text">/</text:span><text:span text:style-name="Source_20_Text"><text:span text:style-name="T10">usr/bin/pdsend</text:span></text:span></text:p>
      <text:p text:style-name="Preformatted_20_Text"><text:span text:style-name="Source_20_Text">/</text:span><text:span text:style-name="Source_20_Text"><text:span text:style-name="T10">usr/bin/pdreceive</text:span></text:span></text:p>
      <text:p text:style-name="P19"/>
      <text:p text:style-name="P19"><text:span text:style-name="Source_20_Text"><text:span text:style-name="T10">(both on default path)</text:span></text:span></text:p>
      <text:p text:style-name="P20"><text:span text:style-name="Source_20_Text"><text:span text:style-name="T11">confirmed that PD has a [netreceive] object! </text:span></text:span></text:p>
      <text:p text:style-name="P20"><text:span text:style-name="Source_20_Text"><text:span text:style-name="T11">PD has :</text:span></text:span></text:p>
      <text:p text:style-name="Preformatted_20_Text"><text:span text:style-name="Source_20_Text"><text:span text:style-name="T11">[netreceive 3000]--[(number)]</text:span></text:span></text:p>
      <text:p text:style-name="P20"/>
      <text:p text:style-name="P20"><text:soft-page-break/><text:span text:style-name="Source_20_Text"><text:span text:style-name="T11">from shell:</text:span></text:span></text:p>
      <text:p text:style-name="Preformatted_20_Text"><text:span text:style-name="Source_20_Text"><text:span text:style-name="T11">echo '34.56;' | pdsend 3000</text:span></text:span></text:p>
      <text:p text:style-name="Text_20_body"/>
      <text:p text:style-name="P21"><text:span text:style-name="Source_20_Text"><text:span text:style-name="T12">and PD receives the number! - so that's enough of a protocol to work with. I haven't managed to send a string or anything other than a number. Also PD gives a message “EOF on socket 27” with a diff socket number on each send. This kind of suggests I should be sending messages to a process, rather that starting a pipe for each send.</text:span></text:span></text:p>
      <text:p text:style-name="P22"><text:span text:style-name="Source_20_Text">- </text:span><text:span text:style-name="Source_20_Text"><text:span text:style-name="T13">so perhaps something like “pdsend 3000 &amp; sendpid=$!”</text:span></text:span></text:p>
      <text:p text:style-name="P22"><text:span text:style-name="Source_20_Text"><text:span text:style-name="T13">then “echo '34.56;' &gt; sendpid</text:span></text:span></text:p>
      <text:p text:style-name="Text_20_body"><text:span text:style-name="Source_20_Text">.. </text:span><text:span text:style-name="Source_20_Text"><text:span text:style-name="T14">no – doesn't work and the process ends anyway. I might be able to hack it to not end, but won't worry for now.</text:span></text:span></text:p>
      <text:p text:style-name="Text_20_body">So I don't <text:s/>want too much communication to Pd – I want to keep it <text:span text:style-name="T14">fairly constrained, <text:s/>- So the messages should be:</text:span></text:p>
      <text:p text:style-name="Text_20_body">- <text:span text:style-name="T14">start/stop singing : -2, -1</text:span></text:p>
      <text:p text:style-name="Text_20_body">- <text:span text:style-name="T14">re-read sample# : 0,1,...</text:span></text:p>
      <text:p text:style-name="Text_20_body"/>
      <text:p text:style-name="P24">uson_tone.py</text:p>
      <text:p text:style-name="P24">uson_tone.pd</text:p>
      <text:p text:style-name="P24">work together</text:p>
      <text:p text:style-name="P23"/>
      <text:h text:style-name="Heading_20_2" text:outline-level="2">Github Repo</text:h>
      <text:p text:style-name="P25"/>
      <text:p text:style-name="Preformatted_20_Text">git config --global user.name <text:span text:style-name="T16">queazel</text:span></text:p>
      <text:p text:style-name="Preformatted_20_Text">git config --global <text:span text:style-name="T15">user.email queazel</text:span><text:a xlink:type="simple" xlink:href="mailto:mikejnorris@gmail.com" text:style-name="Internet_20_link" text:visited-style-name="Visited_20_Internet_20_Link"><text:span text:style-name="T15">@gmail.com</text:span></text:a></text:p>
      <text:p text:style-name="Preformatted_20_Text"/>
      <text:p text:style-name="P26">cd Mimick</text:p>
      <text:p text:style-name="P26">git init</text:p>
      <text:p text:style-name="P27">git remote add origin <text:a xlink:type="simple" xlink:href="https://github.com/queazel/Mimick.git" text:style-name="Internet_20_link" text:visited-style-name="Visited_20_Internet_20_Link">https://github.com/queazel/Mimick.git</text:a></text:p>
      <text:p text:style-name="P27"/>
      <text:p text:style-name="P27"/>
      <text:p text:style-name="P28">git add .</text:p>
      <text:p text:style-name="P28">git commit -m “python talking to pd and ultrasonic” </text:p>
      <text:p text:style-name="P28"/>
      <text:p text:style-name="P28">git add--all</text:p>
      <text:p text:style-name="P28">git commit -m “all the files”</text:p>
      <text:p text:style-name="P27"/>
      <text:p text:style-name="P28"><text:soft-page-break/>git push origin master</text:p>
      <text:p text:style-name="P27"/>
      <text:p text:style-name="P28">git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06:23:40.376128013</meta:creation-date>
    <dc:date>2018-07-30T14:30:59.244897417</dc:date>
    <meta:editing-duration>PT4H15M5S</meta:editing-duration>
    <meta:editing-cycles>10</meta:editing-cycles>
    <meta:generator>LibreOffice/4.3.3.2$Linux_ARM_EABI LibreOffice_project/430m0$Build-2</meta:generator>
    <meta:document-statistic meta:table-count="0" meta:image-count="0" meta:object-count="0" meta:page-count="4" meta:paragraph-count="76" meta:word-count="419" meta:character-count="2936" meta:non-whitespace-character-count="2585"/>
  </office:meta>
</office:document-meta>
</file>